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roid Sans Mono" svg:font-family="'Droid Sans Mono', monospace, monospace, 'Droid Sans Fallback'"/>
    <style:font-face style:name="zillaslab" svg:font-family="zillaslab, palatino, 'Palatino Linotype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b9500" officeooo:paragraph-rsid="001b950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paragraph-rsid="001b9500"/>
    </style:style>
    <style:style style:name="T1" style:family="text">
      <style:text-properties fo:font-weight="bold" officeooo:rsid="00185059" style:font-weight-asian="bold" style:font-weight-complex="bold"/>
    </style:style>
    <style:style style:name="T2" style:family="text">
      <style:text-properties fo:font-weight="bold" officeooo:rsid="0019d3e2" style:font-weight-asian="bold" style:font-weight-complex="bold"/>
    </style:style>
    <style:style style:name="T3" style:family="text">
      <style:text-properties officeooo:rsid="00185059"/>
    </style:style>
    <style:style style:name="T4" style:family="text">
      <style:text-properties officeooo:rsid="00194a5b"/>
    </style:style>
    <style:style style:name="T5" style:family="text">
      <style:text-properties fo:color="#808080" loext:opacity="100%" style:font-name="Droid Sans Mono" fo:font-size="8.39999961853027pt" fo:font-weight="normal" fo:background-color="#1e1e1e" loext:char-shading-value="0" style:font-weight-asian="normal" style:font-weight-complex="normal"/>
    </style:style>
    <style:style style:name="T6" style:family="text">
      <style:text-properties fo:font-variant="normal" fo:text-transform="none" fo:color="#212121" loext:opacity="100%" style:font-name="zillaslab" fo:letter-spacing="normal" fo:font-style="normal" fo:font-weight="normal"/>
    </style:style>
    <style:style style:name="T7" style:family="text">
      <style:text-properties fo:font-size="12pt" officeooo:rsid="001b9500" style:font-size-asian="10.5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JS drum kit </text:span></text:p>
      <text:p text:style-name="P2">-&gt; &lt;<text:span text:style-name="T3">kbd&gt; tag is just to represent (graphically ) that text represent key</text:span></text:p>
      <text:p text:style-name="P2"><text:tab/><text:tab/><text:span text:style-name="T3">what use of &lt;kbd&gt; tag?</text:span></text:p>
      <text:p text:style-name="P2">-&gt; &lt;<text:span text:style-name="T3">div data-key = “65”&gt; </text:span></text:p>
      <text:p text:style-name="P2"><text:tab/><text:tab/><text:span text:style-name="T3">what is use of data-key attribute?</text:span></text:p>
      <text:p text:style-name="P2"><text:tab/><text:tab/><text:span text:style-name="T3">I guess, it associates div with key board input “A” whose ascii value is 65</text:span></text:p>
      <text:p text:style-name="P2">-&gt; &lt;<text:span text:style-name="T4">audio data-key=”65” src=”file”&gt;Value&lt;/audio&gt;</text:span></text:p>
      <text:p text:style-name="P2"><text:tab/><text:tab/><text:span text:style-name="T4">What does audio tag helps with?</text:span></text:p>
      <text:p text:style-name="P2"><text:tab/><text:tab/><text:span text:style-name="T4">It seems to load an audio file</text:span></text:p>
      <text:p text:style-name="P2"><text:tab/><text:tab/><text:span text:style-name="T4">What does data-key = “ 65” suggests?</text:span></text:p>
      <text:p text:style-name="P2"/>
      <text:p text:style-name="P2"/>
      <text:p text:style-name="P2">-&gt;<text:span text:style-name="T2">Challenge how to associate key board input with song to be played ?</text:span></text:p>
      <text:p text:style-name="P4"><text:span text:style-name="T7">Hint : </text:span><text:span text:style-name="T6">Document.querySelector()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roid Sans Mono" svg:font-family="'Droid Sans Mono', monospace, monospace, 'Droid Sans Fallback'"/>
    <style:font-face style:name="zillaslab" svg:font-family="zillaslab, palatino, 'Palatino Linotype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30T03:09:09.614847564</meta:creation-date>
    <meta:generator>LibreOffice/7.0.2.2$Linux_X86_64 LibreOffice_project/3a01483fc371ab18cfca4bab0d636937da5eaf70</meta:generator>
    <dc:date>2020-12-30T03:14:59.432308186</dc:date>
    <meta:editing-duration>PT5M48S</meta:editing-duration>
    <meta:editing-cycles>5</meta:editing-cycles>
    <meta:document-statistic meta:table-count="0" meta:image-count="0" meta:object-count="0" meta:page-count="1" meta:paragraph-count="12" meta:word-count="87" meta:character-count="498" meta:non-whitespace-character-count="408"/>
  </office:meta>
</office:document-meta>
</file>